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77a05" officeooo:paragraph-rsid="00177a05"/>
    </style:style>
    <style:style style:name="P2" style:family="paragraph" style:parent-style-name="Text_20_body">
      <style:text-properties officeooo:rsid="00177a05" officeooo:paragraph-rsid="00177a05"/>
    </style:style>
    <style:style style:name="P3" style:family="paragraph" style:parent-style-name="Text_20_body">
      <style:text-properties style:text-underline-style="solid" style:text-underline-width="auto" style:text-underline-color="font-color" fo:font-weight="normal" officeooo:rsid="00177a05" officeooo:paragraph-rsid="00177a05" style:font-weight-asian="normal" style:font-weight-complex="normal"/>
    </style:style>
    <style:style style:name="P4" style:family="paragraph" style:parent-style-name="Text_20_body">
      <style:text-properties style:text-underline-style="solid" style:text-underline-width="auto" style:text-underline-color="font-color" officeooo:rsid="001e4c7e" officeooo:paragraph-rsid="001e4c7e"/>
    </style:style>
    <style:style style:name="P5" style:family="paragraph" style:parent-style-name="Text_20_body">
      <style:text-properties style:text-underline-style="solid" style:text-underline-width="auto" style:text-underline-color="font-color" officeooo:rsid="00204bb7" officeooo:paragraph-rsid="00204bb7"/>
    </style:style>
    <style:style style:name="P6" style:family="paragraph" style:parent-style-name="Text_20_body">
      <style:text-properties style:text-underline-style="solid" style:text-underline-width="auto" style:text-underline-color="font-color" officeooo:rsid="0025c0f4" officeooo:paragraph-rsid="0025c0f4"/>
    </style:style>
    <style:style style:name="P7" style:family="paragraph" style:parent-style-name="Text_20_body">
      <style:text-properties officeooo:paragraph-rsid="001a3961"/>
    </style:style>
    <style:style style:name="P8" style:family="paragraph" style:parent-style-name="Text_20_body">
      <style:text-properties officeooo:rsid="001c0749" officeooo:paragraph-rsid="001c0749"/>
    </style:style>
    <style:style style:name="P9" style:family="paragraph" style:parent-style-name="Text_20_body">
      <style:text-properties officeooo:rsid="001cba4f" officeooo:paragraph-rsid="001cba4f"/>
    </style:style>
    <style:style style:name="P10" style:family="paragraph" style:parent-style-name="Text_20_body">
      <style:text-properties officeooo:rsid="001e4c7e" officeooo:paragraph-rsid="001e4c7e"/>
    </style:style>
    <style:style style:name="P11" style:family="paragraph" style:parent-style-name="Text_20_body" style:list-style-name="L1">
      <style:text-properties officeooo:rsid="001e4c7e" officeooo:paragraph-rsid="001e4c7e"/>
    </style:style>
    <style:style style:name="P12" style:family="paragraph" style:parent-style-name="Text_20_body">
      <style:text-properties officeooo:paragraph-rsid="001e4c7e"/>
    </style:style>
    <style:style style:name="P13" style:family="paragraph" style:parent-style-name="Text_20_body">
      <style:text-properties officeooo:rsid="001ff8e1" officeooo:paragraph-rsid="001ff8e1"/>
    </style:style>
    <style:style style:name="P14" style:family="paragraph" style:parent-style-name="Text_20_body">
      <style:text-properties officeooo:rsid="002249d0" officeooo:paragraph-rsid="002249d0"/>
    </style:style>
    <style:style style:name="P15" style:family="paragraph" style:parent-style-name="Text_20_body">
      <style:text-properties fo:font-size="12pt" officeooo:rsid="002652b3" officeooo:paragraph-rsid="002652b3" style:font-size-asian="12pt" style:font-size-complex="12pt"/>
    </style:style>
    <style:style style:name="P16" style:family="paragraph" style:parent-style-name="Text_20_body">
      <style:text-properties fo:font-size="12pt" style:text-underline-style="solid" style:text-underline-width="auto" style:text-underline-color="font-color" officeooo:rsid="00268545" officeooo:paragraph-rsid="00268545" style:font-size-asian="12pt" style:font-size-complex="12pt"/>
    </style:style>
    <style:style style:name="P17" style:family="paragraph" style:parent-style-name="Text_20_body">
      <style:text-properties fo:font-size="12pt" style:text-underline-style="solid" style:text-underline-width="auto" style:text-underline-color="font-color" officeooo:rsid="002974d4" officeooo:paragraph-rsid="002974d4" style:font-size-asian="12pt" style:font-size-complex="12pt"/>
    </style:style>
    <style:style style:name="P18" style:family="paragraph" style:parent-style-name="Text_20_body">
      <style:text-properties fo:font-size="12pt" style:text-underline-style="solid" style:text-underline-width="auto" style:text-underline-color="font-color" officeooo:rsid="003345f5" officeooo:paragraph-rsid="003345f5" style:font-size-asian="12pt" style:font-size-complex="12pt"/>
    </style:style>
    <style:style style:name="P19" style:family="paragraph" style:parent-style-name="Text_20_body">
      <style:text-properties fo:font-size="12pt" style:text-underline-style="none" officeooo:rsid="00268545" officeooo:paragraph-rsid="00268545" style:font-size-asian="12pt" style:font-size-complex="12pt"/>
    </style:style>
    <style:style style:name="P20" style:family="paragraph" style:parent-style-name="Text_20_body">
      <style:text-properties fo:font-size="12pt" style:text-underline-style="none" officeooo:rsid="002974d4" officeooo:paragraph-rsid="002974d4" style:font-size-asian="12pt" style:font-size-complex="12pt"/>
    </style:style>
    <style:style style:name="P21" style:family="paragraph" style:parent-style-name="Text_20_body" style:list-style-name="L2">
      <style:text-properties fo:font-size="12pt" style:text-underline-style="none" officeooo:rsid="002b1497" officeooo:paragraph-rsid="002b1497" style:font-size-asian="12pt" style:font-size-complex="12pt"/>
    </style:style>
    <style:style style:name="P22" style:family="paragraph" style:parent-style-name="Text_20_body" style:list-style-name="L2">
      <style:text-properties fo:font-size="12pt" style:text-underline-style="none" officeooo:rsid="002b1497" officeooo:paragraph-rsid="002de1bd" style:font-size-asian="12pt" style:font-size-complex="12pt"/>
    </style:style>
    <style:style style:name="P23" style:family="paragraph" style:parent-style-name="Text_20_body">
      <style:text-properties fo:font-size="12pt" style:text-underline-style="none" officeooo:rsid="002b1497" officeooo:paragraph-rsid="002b1497" style:font-size-asian="12pt" style:font-size-complex="12pt"/>
    </style:style>
    <style:style style:name="P24" style:family="paragraph" style:parent-style-name="Text_20_body">
      <style:text-properties fo:font-size="12pt" style:text-underline-style="none" officeooo:rsid="002d2e3a" officeooo:paragraph-rsid="002f6bc3" style:font-size-asian="12pt" style:font-size-complex="12pt"/>
    </style:style>
    <style:style style:name="P25" style:family="paragraph" style:parent-style-name="Text_20_body">
      <style:text-properties fo:font-size="12pt" style:text-underline-style="none" officeooo:rsid="002f6bc3" officeooo:paragraph-rsid="002f6bc3" style:font-size-asian="12pt" style:font-size-complex="12pt"/>
    </style:style>
    <style:style style:name="P26" style:family="paragraph" style:parent-style-name="Text_20_body">
      <style:text-properties fo:font-size="12pt" style:text-underline-style="none" officeooo:rsid="0030f175" officeooo:paragraph-rsid="0030f175" style:font-size-asian="12pt" style:font-size-complex="12pt"/>
    </style:style>
    <style:style style:name="P27" style:family="paragraph" style:parent-style-name="Text_20_body">
      <style:text-properties fo:font-size="12pt" style:text-underline-style="none" officeooo:rsid="003345f5" officeooo:paragraph-rsid="003345f5" style:font-size-asian="12pt" style:font-size-complex="12pt"/>
    </style:style>
    <style:style style:name="P28" style:family="paragraph" style:parent-style-name="Title">
      <style:text-properties officeooo:rsid="00177a05" officeooo:paragraph-rsid="00177a05"/>
    </style:style>
    <style:style style:name="T1" style:family="text">
      <style:text-properties fo:font-weight="normal" style:font-weight-asian="normal" style:font-weight-complex="normal"/>
    </style:style>
    <style:style style:name="T2" style:family="text">
      <style:text-properties fo:font-weight="normal" officeooo:rsid="00177a05" style:font-weight-asian="normal" style:font-weight-complex="normal"/>
    </style:style>
    <style:style style:name="T3" style:family="text">
      <style:text-properties fo:font-weight="normal" officeooo:rsid="00190dc1" style:font-weight-asian="normal" style:font-weight-complex="normal"/>
    </style:style>
    <style:style style:name="T4" style:family="text">
      <style:text-properties fo:font-weight="normal" officeooo:rsid="001a3961" style:font-weight-asian="normal" style:font-weight-complex="normal"/>
    </style:style>
    <style:style style:name="T5" style:family="text">
      <style:text-properties fo:font-weight="normal" officeooo:rsid="0024defe"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1e4c7e" style:font-weight-asian="normal" style:font-weight-complex="normal"/>
    </style:style>
    <style:style style:name="T8" style:family="text">
      <style:text-properties style:text-underline-style="none" fo:font-weight="normal" officeooo:rsid="002328fb" style:font-weight-asian="normal" style:font-weight-complex="normal"/>
    </style:style>
    <style:style style:name="T9" style:family="text">
      <style:text-properties style:text-underline-style="none" fo:font-weight="normal" officeooo:rsid="0024defe" style:font-weight-asian="normal" style:font-weight-complex="normal"/>
    </style:style>
    <style:style style:name="T10" style:family="text">
      <style:text-properties officeooo:rsid="00278508"/>
    </style:style>
    <style:style style:name="T11" style:family="text">
      <style:text-properties officeooo:rsid="002b1497"/>
    </style:style>
    <style:style style:name="T12" style:family="text">
      <style:text-properties officeooo:rsid="00342f3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Virtualization</text:p>
      <text:p text:style-name="P1"><text:span text:style-name="T12">Memory - </text:span>Segmentation</text:p>
      <text:p text:style-name="P3">Problem:</text:p>
      <text:p text:style-name="P2">The space between the stack and the heap is not used optimal with the base and bounds registers. So, how do we support a large address space? </text:p>
      <text:p text:style-name="P3">16.1 Segmentation: Generalized Base / Bounds</text:p>
      <text:p text:style-name="P7"><text:span text:style-name="T2">Instead of having one pair of base and bounds registers, we introduce a base and bound per logical segment of the address space. </text:span><text:span text:style-name="T3">A segment is just a contigous portion of the address space. </text:span><text:span text:style-name="T4">In our address space, we have 3 logically different segments: code, stack &amp; heap. Segmentation allows the OS to place these segments in different physical memory, thus avoiding filling physical memory with unused virtual address space. </text:span></text:p>
      <text:p text:style-name="P8"><text:span text:style-name="T4">I</text:span><text:span text:style-name="T1">n short: The base and bounds lets us place each segment independently in physical memory. </text:span></text:p>
      <text:p text:style-name="P9"><text:span text:style-name="T1">Large address spaces with large amounts of unused address space is often called sparse address spaces. </text:span></text:p>
      <text:p text:style-name="P10"><text:span text:style-name="T1">A segment register hold the values: </text:span></text:p>
      <text:list xml:id="list3942154031" text:style-name="L1">
        <text:list-item>
          <text:p text:style-name="P11"><text:span text:style-name="T1">Segment type</text:span></text:p>
        </text:list-item>
        <text:list-item>
          <text:p text:style-name="P11"><text:span text:style-name="T1">Base size</text:span></text:p>
        </text:list-item>
        <text:list-item>
          <text:p text:style-name="P11"><text:span text:style-name="T1">Size</text:span></text:p>
        </text:list-item>
      </text:list>
      <text:p text:style-name="P4"><text:span text:style-name="T1">Aside: Segmentation Fault</text:span></text:p>
      <text:p text:style-name="P12"><text:span text:style-name="T7">A violation where memory is accessed on an illegal address on a segmented machine. </text:span></text:p>
      <text:p text:style-name="P13"><text:span text:style-name="T7">H</text:span><text:span text:style-name="T6">ardware detects that the address is out of bounds, traps into the OS leading to a termination of the process and this is the origin of the famous SEGFAULT.</text:span></text:p>
      <text:p text:style-name="P5"><text:span text:style-name="T1">16.2 Which Segment Are e Referring To?</text:span></text:p>
      <text:p text:style-name="P14"><text:span text:style-name="T6">Hardware uses the segment registers during translation. The hardware uses the 2 upper-most bits to determine what segment register to use. The rest of the 14 bits (12) is used to hold the offset which is added to the base registers value to get the physical </text:span><text:span text:style-name="T8">address </text:span><text:span text:style-name="T9">value. </text:span></text:p>
      <text:p text:style-name="P6"><text:span text:style-name="T5">1</text:span><text:span text:style-name="T1">6.3 What About The Stack?</text:span></text:p>
      <text:p text:style-name="P15">The stack grows downwards. Thus we have a different address translation. Hardware uses 1 bit to determine if the segment grown in positive or negative direction. </text:p>
      <text:p text:style-name="P16">16.4 Support For Sharing</text:p>
      <text:p text:style-name="P19">To save memory, sometimes it is useful to share certain memory segments. To support code sharing, we must have hardware support in the form of protection bits. Describing whether or not a program can read, write or execute code within a segment.</text:p>
      <text:p text:style-name="P19">16.5 Fine-grained vs. Course-grained Segmentation</text:p>
      <text:p text:style-name="P19"><text:soft-page-break/>Systems with a few segments, the segmentation is called course-grained. Because address space is chopped up in relatively large chunks. <text:span text:style-name="T10">Some systems were more flexible and allowed for address spaces to consist of smalled segments, reffered to as fine-grained segmentation. The idea with fine-grained segmentation was that the OS could better learn what segments that were in use and thus utilize main memory better. </text:span></text:p>
      <text:p text:style-name="P17">16.6 OS Support</text:p>
      <text:p text:style-name="P20">Pieces of address space is relocated in physical memory to save memory. <text:span text:style-name="T11">However, problems arise during this optimization: </text:span></text:p>
      <text:list xml:id="list1307256013" text:style-name="L2">
        <text:list-item>
          <text:p text:style-name="P21">What happens during context switching? </text:p>
        </text:list-item>
      </text:list>
      <text:p text:style-name="P25">Again, segmentation registers must be saved and restored upon a switch just like the other address space registers. </text:p>
      <text:list xml:id="list173140785129454" text:continue-numbering="true" text:style-name="L2">
        <text:list-item>
          <text:p text:style-name="P21">A general problem arises with small holes in physical memory known as external fragmentation.</text:p>
        </text:list-item>
      </text:list>
      <text:p text:style-name="P24">External fragmentation will always exist, but a good algorithm will minimize it. </text:p>
      <text:list xml:id="list173142353737137" text:continue-numbering="true" text:style-name="L2">
        <text:list-item>
          <text:p text:style-name="P22">How is managing of free space in physical memory handled?</text:p>
        </text:list-item>
      </text:list>
      <text:p text:style-name="P23">A solution is to compact existing segments by rearranging them. This is expensive and a better approach is to use a free-list. There are many different algorithms that has been tested and the most well-known are best-fit, next-fit and worst-fit. There are also more complex schemes like the buddy algorithm.</text:p>
      <text:p text:style-name="P26">There are no good algorithms because it is all built using hueristics. We want to optimize both memory and performance. </text:p>
      <text:p text:style-name="P18">16.7 Summary</text:p>
      <text:p text:style-name="P27">Segmentation lets us better utilize the memory but introduces a few problems in e.g. context switching and in form of external fragmentation. It also allows for code sharing.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6:14:15.631254063</meta:creation-date>
    <dc:date>2020-12-07T17:31:40.534989609</dc:date>
    <meta:editing-duration>PT1H7M6S</meta:editing-duration>
    <meta:editing-cycles>24</meta:editing-cycles>
    <meta:generator>LibreOffice/6.4.6.2$Linux_X86_64 LibreOffice_project/40$Build-2</meta:generator>
    <meta:document-statistic meta:table-count="0" meta:image-count="0" meta:object-count="0" meta:page-count="2" meta:paragraph-count="34" meta:word-count="583" meta:character-count="3549" meta:non-whitespace-character-count="2991"/>
  </office:meta>
</office:document-meta>
</file>